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152d" officeooo:paragraph-rsid="001415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5:01:53.946000000</meta:creation-date>
    <dc:date>2018-04-18T15:31:02.843000000</dc:date>
    <meta:editing-duration>PT18M58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1"/>
    <meta:generator>LibreOffice/5.4.6.2$Windows_X86_64 LibreOffice_project/4014ce260a04f1026ba855d3b8d91541c224eab8</meta:generator>
  </office:meta>
</office:document-meta>
</file>